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3da0e6" officeooo:paragraph-rsid="003da0e6"/>
    </style:style>
    <style:style style:name="P2" style:family="paragraph" style:parent-style-name="Standard">
      <style:text-properties officeooo:rsid="003ece2a" officeooo:paragraph-rsid="003ece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loading stream operators</text:p>
      <text:p text:style-name="P1"/>
      <text:p text:style-name="P1">Welcome back, in this video we will be covering overloading stream operators. </text:p>
      <text:p text:style-name="P1"/>
      <text:p text:style-name="P2">You can create your own streamable types by overloading the insertion and extraction operators. This can allow you to easily output your own classes and structs to any stream without having to go though the trouble of calling member functions each time. You can also rebuild an object that is read out of a stream. </text:p>
      <text:p text:style-name="P2"/>
      <text:p text:style-name="P2">To be able to write your object out directly to a stream, you must overload the insertion operator. It has the signature shown here. </text:p>
      <text:p text:style-name="P2"/>
      <text:p text:style-name="P2">To read your object directly from a stream, you can overload the extraction operator. It has the signature shown here. Notice that this takes in a mutable reference and not a const reference like the insertion operator. </text:p>
      <text:p text:style-name="P2"/>
      <text:p text:style-name="P2">Usually theses are declared as friends of a class or struct so they have access to the private members directly. </text:p>
      <text:p text:style-name="P2"/>
      <text:p text:style-name="P2">Then, inside of the the functions, you just read and write to the input and output streams like you would normally. You can either use the stream operators, or the low level functions. Lets take a look at an example </text:p>
      <text:p text:style-name="P2"/>
      <text:p text:style-name="P2">&lt;operators.cpp&gt;</text:p>
      <text:p text:style-name="P2"/>
      <text:p text:style-name="P2">In the next video, we will be bringing all of these together with our project. Thank you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3:25:53.726483059</meta:creation-date>
    <dc:date>2019-04-08T20:13:28.399941044</dc:date>
    <meta:editing-duration>PT15H13M39S</meta:editing-duration>
    <meta:editing-cycles>41</meta:editing-cycles>
    <meta:generator>LibreOffice/6.0.7.3$Linux_X86_64 LibreOffice_project/00m0$Build-3</meta:generator>
    <meta:document-statistic meta:table-count="0" meta:image-count="0" meta:object-count="0" meta:page-count="1" meta:paragraph-count="9" meta:word-count="211" meta:character-count="1220" meta:non-whitespace-character-count="1012"/>
  </office:meta>
</office:document-meta>
</file>